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313in" table:align="left"/>
    </style:style>
    <style:style style:name="Table1.A" style:family="table-column">
      <style:table-column-properties style:column-width="1.6347in"/>
    </style:style>
    <style:style style:name="Table1.B" style:family="table-column">
      <style:table-column-properties style:column-width="3.696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<text:s/>Paper Overview</text:h>
      <text:list text:style-name="L1">
        <text:list-item>
          <text:p text:style-name="P1"><text:span text:style-name="Strong_20_Emphasis">Title:</text:span> Attention Is All You Need</text:p>
        </text:list-item>
        <text:list-item>
          <text:p text:style-name="P1"><text:span text:style-name="Strong_20_Emphasis">Authors:</text:span> Vaswani et al.</text:p>
        </text:list-item>
        <text:list-item>
          <text:p text:style-name="P1"><text:span text:style-name="Strong_20_Emphasis">Published by:</text:span> Google in 2017</text:p>
        </text:list-item>
        <text:list-item>
          <text:p text:style-name="P1"><text:span text:style-name="Strong_20_Emphasis">Purpose:</text:span> To propose a new model for machine translation that <text:span text:style-name="Strong_20_Emphasis">doesn’t use RNNs or CNNs</text:span>. It uses <text:span text:style-name="Strong_20_Emphasis">only attention mechanisms</text:span>.</text:p>
        </text:list-item>
      </text:list>
      <text:p text:style-name="Horizontal_20_Line"/>
      <text:h text:style-name="Heading_20_2" text:outline-level="2">Why Was This Paper Important?</text:h>
      <text:p text:style-name="Text_20_body">Before this paper:</text:p>
      <text:list text:style-name="L2">
        <text:list-item>
          <text:p text:style-name="P2">People used <text:span text:style-name="Strong_20_Emphasis">RNNs (Recurrent Neural Networks)</text:span> or <text:span text:style-name="Strong_20_Emphasis">LSTMs</text:span> for tasks like translating English to French.</text:p>
        </text:list-item>
        <text:list-item>
          <text:p text:style-name="P2">These were <text:span text:style-name="Strong_20_Emphasis">slow</text:span> and <text:span text:style-name="Strong_20_Emphasis">hard to train</text:span>.</text:p>
        </text:list-item>
      </text:list>
      <text:p text:style-name="Text_20_body">This paper said:</text:p>
      <text:p text:style-name="Quotations">“We don’t need RNNs. We can do better with <text:span text:style-name="Strong_20_Emphasis">attention only</text:span>.”</text:p>
      <text:p text:style-name="Text_20_body">This idea led to <text:span text:style-name="Strong_20_Emphasis">Transformers</text:span>, which power models like <text:span text:style-name="Strong_20_Emphasis">ChatGPT, BERT, GPT, T5, etc.</text:span></text:p>
      <text:p text:style-name="Horizontal_20_Line"/>
      <text:h text:style-name="Heading_20_2" text:outline-level="2"><text:s/>Key Ideas</text:h>
      <text:h text:style-name="Heading_20_3" text:outline-level="3">1. <text:span text:style-name="Strong_20_Emphasis">What is Attention?</text:span></text:h>
      <text:p text:style-name="Text_20_body">Imagine you're reading a sentence:</text:p>
      <text:p text:style-name="Quotations">"The cat sat on the mat because it was tired."</text:p>
      <text:p text:style-name="Text_20_body">What does "<text:span text:style-name="Strong_20_Emphasis">it</text:span>" refer to?<text:line-break/>Your brain pays <text:span text:style-name="Strong_20_Emphasis">attention</text:span> to "<text:span text:style-name="Strong_20_Emphasis">cat</text:span>" to figure that out.</text:p>
      <text:p text:style-name="Text_20_body"><text:s/><text:span text:style-name="Strong_20_Emphasis">Attention = The ability to focus on important words in a sentence.</text:span></text:p>
      <text:p text:style-name="Text_20_body">The paper uses a special kind of attention called <text:span text:style-name="Strong_20_Emphasis">Self-Attention</text:span>.</text:p>
      <text:p text:style-name="Horizontal_20_Line"/>
      <text:h text:style-name="Heading_20_3" text:outline-level="3">2. <text:span text:style-name="Strong_20_Emphasis">What is Self-Attention?</text:span></text:h>
      <text:p text:style-name="Text_20_body">Self-attention allows every word in a sentence to look at (or "pay attention to") <text:span text:style-name="Strong_20_Emphasis">other words</text:span> in the sentence to understand the meaning.</text:p>
      <text:p text:style-name="Text_20_body"><text:soft-page-break/>For example:<text:line-break/>Sentence = "I am learning AI from ChatGPT"</text:p>
      <text:p text:style-name="Text_20_body">While processing the word "<text:span text:style-name="Strong_20_Emphasis">learning</text:span>", the model might pay attention to:</text:p>
      <text:list text:style-name="L3">
        <text:list-item>
          <text:p text:style-name="P3">“I” to know who is learning</text:p>
        </text:list-item>
        <text:list-item>
          <text:p text:style-name="P3">“AI” to know what is being learned</text:p>
        </text:list-item>
        <text:list-item>
          <text:p text:style-name="P3">“ChatGPT” to know where it's being learned</text:p>
        </text:list-item>
      </text:list>
      <text:p text:style-name="Text_20_body">Self-Attention gives each word a <text:span text:style-name="Strong_20_Emphasis">context-aware representation</text:span>.</text:p>
      <text:p text:style-name="Horizontal_20_Line"/>
      <text:h text:style-name="Heading_20_2" text:outline-level="2">Architecture of the Transformer</text:h>
      <text:p text:style-name="Text_20_body">The model is built from <text:span text:style-name="Strong_20_Emphasis">two main parts</text:span>:</text:p>
      <text:p text:style-name="P4"><text:span text:style-name="Source_20_Text">Input → Encoder → Decoder → Output</text:span></text:p>
      <text:h text:style-name="Heading_20_3" text:outline-level="3">Encoder</text:h>
      <text:list text:style-name="L4">
        <text:list-item>
          <text:p text:style-name="P5">Takes the input sentence (like "I love cats")</text:p>
        </text:list-item>
        <text:list-item>
          <text:p text:style-name="P5">Turns it into a format the machine understands</text:p>
        </text:list-item>
        <text:list-item>
          <text:p text:style-name="P5">Made up of <text:span text:style-name="Strong_20_Emphasis">6 layers</text:span></text:p>
        </text:list-item>
        <text:list-item>
          <text:p text:style-name="P5">Each layer has:</text:p>
          <text:list>
            <text:list-item>
              <text:p text:style-name="P5">Multi-head Self-Attention</text:p>
            </text:list-item>
            <text:list-item>
              <text:p text:style-name="P5">Feed Forward Neural Network</text:p>
            </text:list-item>
            <text:list-item>
              <text:p text:style-name="P5">Layer Normalization and Residual Connections</text:p>
            </text:list-item>
          </text:list>
        </text:list-item>
      </text:list>
      <text:h text:style-name="Heading_20_3" text:outline-level="3"><text:s/>Decoder</text:h>
      <text:list text:style-name="L5">
        <text:list-item>
          <text:p text:style-name="P6">Takes the encoded info + what’s been generated so far (e.g., in French)</text:p>
        </text:list-item>
        <text:list-item>
          <text:p text:style-name="P6">Predicts the next word</text:p>
        </text:list-item>
        <text:list-item>
          <text:p text:style-name="P6">Also has 6 layers with:</text:p>
          <text:list>
            <text:list-item>
              <text:p text:style-name="P6">Self-Attention (to understand generated output)</text:p>
            </text:list-item>
            <text:list-item>
              <text:p text:style-name="P6">Encoder-Decoder Attention (to understand input sentence)</text:p>
            </text:list-item>
            <text:list-item>
              <text:p text:style-name="P6">Feed Forward + Norm</text:p>
            </text:list-item>
          </text:list>
        </text:list-item>
      </text:list>
      <text:p text:style-name="Horizontal_20_Line"/>
      <text:h text:style-name="Heading_20_2" text:outline-level="2"><text:s/>The Core Equation (Don’t worry – I’ll explain it easily)</text:h>
      <text:p text:style-name="P4"><text:span text:style-name="Source_20_Text">Attention(Q, K, V) = softmax(QKᵀ / √d_k) * V</text:span></text:p>
      <text:p text:style-name="Text_20_body">Let’s break this:</text:p>
      <text:list text:style-name="L6">
        <text:list-item>
          <text:p text:style-name="P7"><text:soft-page-break/><text:span text:style-name="Strong_20_Emphasis">Q (Query), K (Key), V (Value)</text:span> are vectors created from words.</text:p>
        </text:list-item>
        <text:list-item>
          <text:p text:style-name="P7"><text:span text:style-name="Strong_20_Emphasis">softmax</text:span> turns scores into probabilities.</text:p>
        </text:list-item>
        <text:list-item>
          <text:p text:style-name="P7"><text:span text:style-name="Strong_20_Emphasis">QKᵀ</text:span>: Compares words with each other (How much should word A look at word B?)</text:p>
        </text:list-item>
        <text:list-item>
          <text:p text:style-name="P7"><text:span text:style-name="Strong_20_Emphasis">/√d_k</text:span>: Helps with scaling (don’t worry about this for now)</text:p>
        </text:list-item>
        <text:list-item>
          <text:p text:style-name="P7"><text:span text:style-name="Strong_20_Emphasis">Final output</text:span>: Weighted sum of all the words, based on attention scores.</text:p>
        </text:list-item>
      </text:list>
      <text:p text:style-name="Text_20_body">This means each word gets info from <text:span text:style-name="Strong_20_Emphasis">other related words</text:span>.</text:p>
      <text:p text:style-name="Horizontal_20_Line"/>
      <text:h text:style-name="Heading_20_2" text:outline-level="2"><text:s/>What is Multi-Head Attention?</text:h>
      <text:p text:style-name="Text_20_body">Instead of doing one attention, the model:</text:p>
      <text:list text:style-name="L7">
        <text:list-item>
          <text:p text:style-name="P8">Splits the info into multiple smaller parts (heads)</text:p>
        </text:list-item>
        <text:list-item>
          <text:p text:style-name="P8">Applies attention in <text:span text:style-name="Strong_20_Emphasis">parallel</text:span> (at the same time)</text:p>
        </text:list-item>
        <text:list-item>
          <text:p text:style-name="P8">Then merges the results</text:p>
        </text:list-item>
      </text:list>
      <text:p text:style-name="Text_20_body">Why? This helps the model to <text:span text:style-name="Strong_20_Emphasis">learn different types of relationships</text:span> between words.</text:p>
      <text:p text:style-name="Horizontal_20_Line"/>
      <text:h text:style-name="Heading_20_2" text:outline-level="2">No RNN? What About Word Order?</text:h>
      <text:p text:style-name="Text_20_body">Good question! Since RNNs keep track of order by design (step-by-step), the Transformer uses something called <text:span text:style-name="Strong_20_Emphasis">Positional Encoding</text:span>.</text:p>
      <text:p text:style-name="Text_20_body"><text:s/><text:span text:style-name="Strong_20_Emphasis">Positional Encoding</text:span> = A way to give each word a "sense" of position (1st, 2nd, 3rd...)</text:p>
      <text:p text:style-name="Text_20_body">It adds these encodings to the word vectors so the model knows "where" each word is.</text:p>
      <text:p text:style-name="Horizontal_20_Line"/>
      <text:h text:style-name="Heading_20_2" text:outline-level="2">Results</text:h>
      <text:p text:style-name="Text_20_body">When tested on machine translation tasks:</text:p>
      <text:list text:style-name="L8">
        <text:list-item>
          <text:p text:style-name="P9">Transformer <text:span text:style-name="Strong_20_Emphasis">beat older models</text:span> in both <text:span text:style-name="Strong_20_Emphasis">speed</text:span> and <text:span text:style-name="Strong_20_Emphasis">accuracy</text:span></text:p>
        </text:list-item>
        <text:list-item>
          <text:p text:style-name="P9">And because it uses attention only, it can be trained <text:span text:style-name="Strong_20_Emphasis">much faster in parallel</text:span></text:p>
        </text:list-item>
      </text:list>
      <text:p text:style-name="Horizontal_20_Line"/>
      <text:h text:style-name="Heading_20_2" text:outline-level="2">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ttention</text:span></text:p>
          </table:table-cell>
          <table:table-cell table:style-name="Table1.A1" office:value-type="string">
            <text:p text:style-name="Table_20_Contents">Focus on important parts of a sent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lf-Attention</text:span></text:p>
          </table:table-cell>
          <table:table-cell table:style-name="Table1.A1" office:value-type="string">
            <text:p text:style-name="Table_20_Contents">Each word looks at other words to understand contex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ansformer</text:span></text:p>
          </table:table-cell>
          <table:table-cell table:style-name="Table1.A1" office:value-type="string">
            <text:p text:style-name="Table_20_Contents">A model that uses only attention, no RNN/CN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coder</text:span></text:p>
          </table:table-cell>
          <table:table-cell table:style-name="Table1.A1" office:value-type="string">
            <text:p text:style-name="Table_20_Contents">Reads input sentence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Decoder</text:span></text:p>
          </table:table-cell>
          <table:table-cell table:style-name="Table1.A1" office:value-type="string">
            <text:p text:style-name="Table_20_Contents">Generates output sent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sitional Encoding</text:span></text:p>
          </table:table-cell>
          <table:table-cell table:style-name="Table1.A1" office:value-type="string">
            <text:p text:style-name="Table_20_Contents">Tells model where each word is in the sentenc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ulti-Head Attention</text:span></text:p>
          </table:table-cell>
          <table:table-cell table:style-name="Table1.A1" office:value-type="string">
            <text:p text:style-name="Table_20_Contents">Multiple attentions in parallel to learn bet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in Benefit</text:span></text:p>
          </table:table-cell>
          <table:table-cell table:style-name="Table1.A1" office:value-type="string">
            <text:p text:style-name="Table_20_Contents">Fast, accurate, parallelizable</text:p>
          </table:table-cell>
        </table:table-row>
      </table:table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21:12:38.048059341</meta:creation-date>
    <dc:date>2025-06-08T21:15:52.138227354</dc:date>
    <meta:editing-duration>PT3M16S</meta:editing-duration>
    <meta:editing-cycles>1</meta:editing-cycles>
    <meta:document-statistic meta:table-count="1" meta:image-count="0" meta:object-count="0" meta:page-count="4" meta:paragraph-count="87" meta:word-count="630" meta:character-count="3636" meta:non-whitespace-character-count="3117"/>
    <meta:generator>LibreOffice/24.8.7.2$Linux_X86_64 LibreOffice_project/f4f281f562fb585d46b0af5755dfe1eb6adc047f</meta:generator>
  </office:meta>
</office:document-meta>
</file>